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18cm" fo:min-width="7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5.86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8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5.546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016cm"/>
    </style:style>
    <style:style style:name="gr7" style:family="graphic" style:parent-style-name="standard">
      <style:graphic-properties draw:textarea-horizontal-align="justify" draw:textarea-vertical-align="middle" draw:auto-grow-height="false" fo:min-height="1.466cm" fo:min-width="5.61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5.6cm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cm" svg:height="3.4cm" svg:x="6.3cm" svg:y="1.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cm" svg:height="2.5cm" svg:x="3.8cm" svg:y="6.2cm">
          <text:p text:style-name="P1">Podaj zakres =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8.9cm" svg:height="2.9cm" svg:x="4.2cm" svg:y="9.8cm">
          <text:p text:style-name="P1">Kwadrat liczby</text:p>
          <text:p text:style-name="P1"><text:s/>zaczynając od 0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8cm" svg:y1="4.5cm" svg:x2="8.8cm" svg:y2="6.2cm">
          <text:p/>
        </draw:line>
        <draw:line draw:style-name="gr4" draw:text-style-name="P2" draw:layer="layout" svg:x1="7.848cm" svg:y1="9.741cm" svg:x2="7.848cm" svg:y2="8.541cm">
          <text:p/>
        </draw:line>
        <draw:custom-shape draw:style-name="gr5" draw:text-style-name="P1" draw:layer="layout" svg:width="9.6cm" svg:height="2.5cm" svg:x="2.2cm" svg:y="14.2cm">
          <text:p text:style-name="P1">Drukuj kwadra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7.1cm" svg:y1="14.2cm" svg:x2="7.1cm" svg:y2="12.6cm">
          <text:p/>
        </draw:line>
        <draw:custom-shape draw:style-name="gr6" draw:text-style-name="P1" xml:id="id2" draw:id="id2" draw:layer="layout" svg:width="7.031cm" svg:height="6cm" svg:x="2.8cm" svg:y="17.6cm">
          <text:p text:style-name="P1">Kwadrat == </text:p>
          <text:p text:style-name="P1">kwadrat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6.3cm" svg:y1="17.6cm" svg:x2="6.3cm" svg:y2="16.8cm">
          <text:p/>
        </draw:line>
        <draw:custom-shape draw:style-name="gr7" draw:text-style-name="P1" draw:layer="layout" svg:width="6.3cm" svg:height="1.9cm" svg:x="6.2cm" svg:y="26.7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6.3cm" svg:y1="23.6cm" svg:x2="9.1cm" svg:y2="26.7cm">
          <text:p text:style-name="P1">Tak</text:p>
        </draw:line>
        <draw:custom-shape draw:style-name="gr9" draw:text-style-name="P1" xml:id="id1" draw:id="id1" draw:layer="layout" svg:width="6.1cm" svg:height="2.4cm" svg:x="12.9cm" svg:y="19.4cm">
          <text:p text:style-name="P1">Zwiększ liczbę o 1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9cm" svg:y1="20.6cm" svg:x2="9.831cm" svg:y2="20.6cm" draw:start-shape="id1" draw:start-glue-point="3" draw:end-shape="id2" draw:end-glue-point="7" svg:d="M12900 20600h-3069" svg:viewBox="0 0 3070 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20:15:52.958000000</meta:creation-date>
    <dc:date>2018-10-09T20:42:53.614000000</dc:date>
    <meta:editing-duration>PT26M59S</meta:editing-duration>
    <meta:editing-cycles>2</meta:editing-cycles>
    <meta:generator>LibreOffice/5.4.2.2$Windows_X86_64 LibreOffice_project/22b09f6418e8c2d508a9eaf86b2399209b0990f4</meta:generator>
    <meta:document-statistic meta:object-count="13"/>
  </office:meta>
</office:document-meta>
</file>